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nstelación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BW_filtro Calculado</text:p>
          </table:table-cell>
          <table:table-cell table:style-name="ce1" office:value-type="string" calcext:value-type="string">
            <text:p>BW_filtro medido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Pn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psk</text:p>
          </table:table-cell>
          <table:table-cell office:value-type="string" calcext:value-type="string">
            <text:p>Ventana rectangular discreta</text:p>
          </table:table-cell>
          <table:table-cell table:style-name="ce2" office:value-type="string" calcext:value-type="string">
            <text:p>No usa filtro</text:p>
          </table:table-cell>
          <table:table-cell table:style-name="ce2"/>
          <table:table-cell table:style-name="ce3" office:value-type="float" office:value="40000" calcext:value-type="float">
            <text:p>4,00E+0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psk</text:p>
          </table:table-cell>
          <table:table-cell office:value-type="string" calcext:value-type="string">
            <text:p>Ventana rectangular discreta</text:p>
          </table:table-cell>
          <table:table-cell table:style-name="ce2" table:number-columns-repeated="2"/>
          <table:table-cell table:style-name="ce3" office:value-type="float" office:value="40000" calcext:value-type="float">
            <text:p>4,00E+0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psk</text:p>
          </table:table-cell>
          <table:table-cell office:value-type="string" calcext:value-type="string">
            <text:p>Coseno alzado</text:p>
          </table:table-cell>
          <table:table-cell table:style-name="ce3" table:formula="of:=4000*10" office:value-type="float" office:value="40000" calcext:value-type="float">
            <text:p>4,00E+04</text:p>
          </table:table-cell>
          <table:table-cell table:style-name="ce3"/>
          <table:table-cell table:style-name="ce3" office:value-type="float" office:value="40000" calcext:value-type="float">
            <text:p>4,00E+0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psk</text:p>
          </table:table-cell>
          <table:table-cell office:value-type="string" calcext:value-type="string">
            <text:p>Coseno alzado</text:p>
          </table:table-cell>
          <table:table-cell table:number-columns-repeated="2"/>
          <table:table-cell table:style-name="ce3" office:value-type="float" office:value="40000" calcext:value-type="float">
            <text:p>4,00E+0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8psk</text:p>
          </table:table-cell>
          <table:table-cell office:value-type="string" calcext:value-type="string">
            <text:p>Coseno alzado</text:p>
          </table:table-cell>
          <table:table-cell table:style-name="ce2" table:number-columns-repeated="2"/>
          <table:table-cell table:style-name="ce3" office:value-type="float" office:value="40000" calcext:value-type="float">
            <text:p>4,00E+0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psk</text:p>
          </table:table-cell>
          <table:table-cell office:value-type="string" calcext:value-type="string">
            <text:p>Raíz Coseno alzado</text:p>
          </table:table-cell>
          <table:table-cell table:style-name="ce2" table:formula="of:=40000/4*3" office:value-type="float" office:value="30000" calcext:value-type="float">
            <text:p>30000</text:p>
          </table:table-cell>
          <table:table-cell table:style-name="ce2"/>
          <table:table-cell table:style-name="ce3" office:value-type="float" office:value="40000" calcext:value-type="float">
            <text:p>4,00E+0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 office:value-type="float" office:value="7.1" calcext:value-type="float">
            <text:p>7,1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float" office:value="7.3" calcext:value-type="float">
            <text:p>7,3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float" office:value="7.4" calcext:value-type="float">
            <text:p>7,4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float" office:value="7.5" calcext:value-type="float">
            <text:p>7,5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float" office:value="7.6" calcext:value-type="float">
            <text:p>7,6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6:08:54.683356656</meta:creation-date>
    <dc:date>2023-11-24T19:10:54.798250289</dc:date>
    <meta:editing-duration>PT2H41M9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